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5.5181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Body_20_Text_20_First_20_Indent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margin-left="0in" fo:margin-right="0in" fo:margin-top="0in" fo:margin-bottom="0in" fo:text-indent="0in" style:auto-text-indent="false"/>
      <style:text-properties fo:font-style="normal" style:font-style-asian="italic" style:font-style-complex="italic"/>
    </style:style>
    <style:style style:name="P8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9" style:family="paragraph" style:parent-style-name="Text_20_body">
      <style:paragraph-properties fo:margin-left="1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" style:family="paragraph" style:parent-style-name="Text_20_body">
      <style:paragraph-properties fo:margin-left="1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11" style:family="paragraph" style:parent-style-name="Standard">
      <style:paragraph-properties fo:margin-left="1in" fo:margin-right="0in" fo:text-indent="0in" style:auto-text-indent="false"/>
      <style:text-properties fo:font-style="normal" style:font-style-asian="normal" style:font-style-complex="normal"/>
    </style:style>
    <style:style style:name="P12" style:family="paragraph" style:parent-style-name="Standard">
      <style:paragraph-properties fo:margin-left="1in" fo:margin-right="0in" fo:text-indent="0in" style:auto-text-indent="false"/>
      <style:text-properties fo:font-style="italic" style:font-style-asian="italic" style:font-style-complex="italic"/>
    </style:style>
    <style:style style:name="P13" style:family="paragraph" style:parent-style-name="Standard">
      <style:paragraph-properties fo:margin-left="1in" fo:margin-right="0in" fo:text-indent="0in" style:auto-text-indent="false"/>
      <style:text-properties style:font-name="Courier New1" fo:font-size="9pt" style:font-size-asian="9pt" style:font-size-complex="9pt"/>
    </style:style>
    <style:style style:name="P14" style:family="paragraph" style:parent-style-name="Standard">
      <style:paragraph-properties fo:margin-left="1in" fo:margin-right="0in" fo:text-indent="0in" style:auto-text-indent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.5in" fo:margin-right="0in" fo:text-indent="0in" style:auto-text-indent="false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fo:font-style="italic" style:font-style-asian="italic" style:font-style-complex="italic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fo:font-style="normal" style:font-style-asian="normal" style:font-style-complex="normal"/>
    </style:style>
    <style:style style:name="P18" style:family="paragraph" style:parent-style-name="Text_20_body">
      <style:paragraph-properties fo:margin-left="0.5in" fo:margin-right="0in" fo:margin-top="0in" fo:margin-bottom="0in" fo:text-indent="0in" style:auto-text-indent="false"/>
    </style:style>
    <style:style style:name="P19" style:family="paragraph" style:parent-style-name="Text_20_body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20" style:family="paragraph" style:parent-style-name="Text_20_body">
      <style:paragraph-properties fo:margin-left="0.5in" fo:margin-right="0in" fo:margin-top="0in" fo:margin-bottom="0in" fo:text-indent="0in" style:auto-text-indent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21" style:family="paragraph" style:parent-style-name="Date">
      <style:paragraph-properties fo:margin-left="2.5in" fo:margin-right="0in" fo:text-indent="0in" style:auto-text-indent="false"/>
    </style:style>
    <style:style style:name="P22" style:family="paragraph" style:parent-style-name="Text_20_body">
      <style:paragraph-properties fo:margin-top="0in" fo:margin-bottom="0in"/>
    </style:style>
    <style:style style:name="P23" style:family="paragraph" style:parent-style-name="Text_20_body">
      <style:paragraph-properties fo:margin-top="0in" fo:margin-bottom="0in"/>
      <style:text-properties style:font-name="Times New Roman"/>
    </style:style>
    <style:style style:name="P24" style:family="paragraph" style:parent-style-name="Text_20_body">
      <style:text-properties fo:font-style="italic" style:font-style-asian="italic" style:font-style-complex="italic"/>
    </style:style>
    <style:style style:name="P25" style:family="paragraph" style:parent-style-name="Contents_20_1">
      <style:paragraph-properties>
        <style:tab-stops>
          <style:tab-stop style:position="5.6917in" style:type="right" style:leader-style="dotted" style:leader-text="."/>
          <style:tab-stop style:position="5.9929in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5.5252in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left="0.0102in" fo:margin-right="0in" fo:margin-top="0in" fo:margin-bottom="0in" fo:text-indent="0in" style:auto-text-indent="false"/>
      <style:text-properties fo:font-style="normal" style:font-style-asian="italic" style:font-style-complex="italic"/>
    </style:style>
    <style:style style:name="P28" style:family="paragraph" style:parent-style-name="Heading_20_2">
      <style:paragraph-properties fo:margin-left="0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29" style:family="paragraph" style:parent-style-name="Body_20_Text_20_First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" fo:font-size="16pt" fo:font-weight="bold" style:font-size-asian="16pt" style:font-weight-asian="bold" style:font-size-complex="16pt"/>
    </style:style>
    <style:style style:name="P30" style:family="paragraph" style:parent-style-name="Body_20_Text_20_First_20_Indent" style:list-style-name="L2"/>
    <style:style style:name="P31" style:family="paragraph" style:parent-style-name="Standard" style:list-style-name="L2"/>
    <style:style style:name="P32" style:family="paragraph" style:parent-style-name="Standard">
      <style:paragraph-properties fo:margin-left="1in" fo:margin-right="0in" fo:text-indent="0in" style:auto-text-indent="false"/>
      <style:text-properties fo:font-style="italic" style:font-style-asian="italic" style:font-style-complex="italic"/>
    </style:style>
    <style:style style:name="P33" style:family="paragraph" style:parent-style-name="Standard">
      <style:paragraph-properties fo:margin-left="0.5in" fo:margin-right="0in" fo:text-indent="0in" style:auto-text-indent="false"/>
      <style:text-properties fo:font-style="normal" style:font-style-asian="normal" style:font-style-complex="normal"/>
    </style:style>
    <style:style style:name="P34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35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36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7" style:family="paragraph" style:parent-style-name="Text_20_body" style:list-style-name="L2">
      <style:paragraph-properties fo:margin-top="0in" fo:margin-bottom="0in"/>
    </style:style>
    <style:style style:name="P38" style:family="paragraph" style:parent-style-name="Text_20_body" style:list-style-name="L3">
      <style:paragraph-properties fo:margin-top="0in" fo:margin-bottom="0in"/>
    </style:style>
    <style:style style:name="P39" style:family="paragraph" style:parent-style-name="Text_20_body" style:list-style-name="L3">
      <style:paragraph-properties fo:margin-top="0in" fo:margin-bottom="0in"/>
      <style:text-properties fo:font-style="italic" style:font-style-asian="italic" style:font-style-complex="italic"/>
    </style:style>
    <style:style style:name="P40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41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42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43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44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45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46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47" style:family="paragraph" style:parent-style-name="Text_20_body">
      <style:paragraph-properties fo:margin-left="0.5in" fo:margin-right="0in" fo:margin-top="0in" fo:margin-bottom="0in" fo:text-indent="0in" style:auto-text-indent="false"/>
      <style:text-properties style:font-name="Courier New1" fo:font-size="9pt" fo:font-style="normal" style:font-size-asian="9pt" style:font-style-asian="normal" style:font-size-complex="9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imes New Roman" fo:font-style="normal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XCAT 2.x MySQL Setup</text:p>
      <text:p text:style-name="P5"><text:s/></text:p>
      <text:p text:style-name="P21">Date: 06/05/2009</text:p>
      <text:p text:style-name="Date"/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929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25"><text:a xlink:type="simple" xlink:href="#1.Switch to the MySQL database on the Management Node|outline">1.0 Switch to the MySQL database on the Management Node<text:tab/>1</text:a></text:p>
          <text:p text:style-name="P26"><text:a xlink:type="simple" xlink:href="#1.1.Install MySQL|outline">1.1 Install MySQL<text:tab/>1</text:a></text:p>
          <text:p text:style-name="P26"><text:a xlink:type="simple" xlink:href="#1.2.Configure MySQL|outline">1.2 Configure MySQL<text:tab/>2</text:a></text:p>
          <text:p text:style-name="P26"><text:a xlink:type="simple" xlink:href="#1.3.Migrate xCAT data to MySQL|outline">1.3 Migrate xCAT data to MySQL<text:tab/>5</text:a></text:p>
          <text:p text:style-name="P26"><text:a xlink:type="simple" xlink:href="#1.4.Hierarchy|outline">1.4 Hierarchy<text:tab/>6</text:a></text:p>
        </text:index-body>
      </text:table-of-content>
      <text:p text:style-name="P1"/>
      <text:p text:style-name="P2"/>
      <text:p text:style-name="P2"/>
      <text:p text:style-name="P3"/>
      <text:h text:style-name="Heading_20_1" text:outline-level="1">Switch to the MySQL database on the Management Node</text:h>
      <text:p text:style-name="Standard">The xCAT support for Service Nodes requires a database with remote access capabilities. <text:s/>The MySQL database is provided for this purpose. <text:s/>You must be running the xCAT 2.1 or later code to use MySQL. </text:p>
      <text:h text:style-name="Heading_20_2" text:outline-level="2">Install MySQL</text:h>
      <text:p text:style-name="Standard">On AIX:</text:p>
      <text:p text:style-name="Standard"/>
      <text:p text:style-name="Standard">The xCAT RPM called xcat-mysql-5.1-1 is provided as a convenience to help simplify the installation of MySQL on an AIX system. <text:s/>This RPM includes version 5.1.26 of MySQL, (mysql-5.1.26-rc-aix5.3-powerpc.tar.gz) which is available from http://dev.mysql.com/downloads/mysql/5.1.html#aix.</text:p>
      <text:p text:style-name="Standard"/>
      <text:p text:style-name="Standard">You will also need to install perl-DBD-mysql.</text:p>
      <text:p text:style-name="Standard"/>
      <text:p text:style-name="Standard">Both of these packages are included in the xcat-deps.tar.gz file that was downloaded when setting up the xCAT management node. <text:s/></text:p>
      <text:p text:style-name="Standard"/>
      <text:p text:style-name="Standard">To install the packages use the following commands:</text:p>
      <text:p text:style-name="Standard"/>
      <text:p text:style-name="P16">rpm -i xcat-mysql-5.1-1.aix5.3.ppc.rpm</text:p>
      <text:p text:style-name="P16">rpm -i perl-DBD-mysql-4.007-1.aix5.3.ppc.rpm</text:p>
      <text:p text:style-name="Standard"/>
      <text:p text:style-name="Standard">The <text:s/><text:span text:style-name="T2">xcat-mysql </text:span><text:span text:style-name="T4">post processing will automatically unwrap MySQL in the /usr/local directory and will create a link for /usr/local/mysql. <text:s/>I will also update the PATH environment variable in the /etc/profile file.</text:span></text:p>
      <text:p text:style-name="P4"/>
      <text:p text:style-name="P4">On Linux:</text:p>
      <text:p text:style-name="P4"/>
      <text:p text:style-name="P4"><text:soft-page-break/>MySQL comes as part of the OS. <text:s text:c="2"/>Insure that the following rpms are installed on your Management <text:s/>Node:</text:p>
      <text:p text:style-name="P4">perl-DBD-MySQL*</text:p>
      <text:p text:style-name="P4">mysql-server-5.*</text:p>
      <text:p text:style-name="P4">mysql-5.*</text:p>
      <text:p text:style-name="P4">mysql-devel-5.*</text:p>
      <text:p text:style-name="P4">mysql-bench-5.*</text:p>
      <text:p text:style-name="P4">mysql-5.*</text:p>
      <text:p text:style-name="P4">mysql-connector-odbc-*</text:p>
      <text:p text:style-name="P4">mysql-devel-5.*</text:p>
      <text:h text:style-name="Heading_20_2" text:outline-level="2">Configure MySQL</text:h>
      <text:p text:style-name="Standard"/>
      <text:p text:style-name="Standard"/>
      <text:p text:style-name="P23">To set up the MySQL <text:s/>database on the Management Node follow these steps. </text:p>
      <text:p text:style-name="P23">(See <text:a xlink:type="simple" xlink:href="http://dev.mysql.com/doc/refman/5.1/en/installing-binary.html">http://dev.mysql.com/doc/refman/5.1/en/installing-binary.html</text:a> for additional details.)</text:p>
      <text:p text:style-name="P23"/>
      <text:p text:style-name="P23">This example assumes:</text:p>
      <text:p text:style-name="P23"/>
      <text:list xml:id="list31293506" text:style-name="L1">
        <text:list-item>
          <text:p text:style-name="P35">mn20: <text:s/>hostname of management node </text:p>
        </text:list-item>
        <text:list-item>
          <text:p text:style-name="P35">xcatdb: <text:s/>database name</text:p>
        </text:list-item>
        <text:list-item>
          <text:p text:style-name="P35">mysql: <text:s/>database role (aka user)</text:p>
        </text:list-item>
        <text:list-item>
          <text:p text:style-name="P35">xcatadmin <text:s/>database user id used by xCAT for access</text:p>
        </text:list-item>
        <text:list-item>
          <text:p text:style-name="P35">xcat201: <text:s/>database password for xcatadmin </text:p>
        </text:list-item>
      </text:list>
      <text:p text:style-name="P23"/>
      <text:p text:style-name="P23"/>
      <text:p text:style-name="P23"/>
      <text:p text:style-name="P23">Substitute your addresses and desired database administration, password and database name as appropriate.</text:p>
      <text:p text:style-name="P23"/>
      <text:p text:style-name="P23">On <text:s/>AIX: The example assumes that <text:span text:style-name="T1">mysql</text:span> it was installed in <text:span text:style-name="T2">/usr/local and commands and the database <text:s/>is under /usr/local/mysql </text:span><text:s/>directory. </text:p>
      <text:p text:style-name="P23">On Linux: <text:s/>mysql is already installed in /usr/bin and the database is in /var/lib/mysql ( tested on Redhat).</text:p>
      <text:p text:style-name="P23">Set your paths accordingly. </text:p>
      <text:p text:style-name="P23"/>
      <text:list xml:id="list31280855" text:style-name="L2">
        <text:list-item>
          <text:p text:style-name="P37"><text:span text:style-name="T5">For AIX, add a login user and group for </text:span><text:span text:style-name="Strong_20_Emphasis"><text:span text:style-name="T5">mysqld</text:span></text:span><text:span text:style-name="T5"> ( this is probably already there on <text:s/>Linux): </text:span></text:p>
          <text:p text:style-name="P40"><text:s text:c="12"/>add the group <text:s/>mysql</text:p>
          <text:p text:style-name="P42">add the user <text:s text:c="3"/>mysql</text:p>
          <text:p text:style-name="P40"/>
        </text:list-item>
        <text:list-item>
          <text:p text:style-name="P36">On AIX, Update permissions on installed mysql</text:p>
          <text:list>
            <text:list-item>
              <text:list>
                <text:list-header>
                  <text:p text:style-name="P40">cd /usr/local/mysql</text:p>
                  <text:p text:style-name="P41"><text:span text:style-name="Source_20_Text"><text:span text:style-name="T6">chown -R mysql .</text:span></text:span></text:p>
                  <text:p text:style-name="P41"><text:span text:style-name="Source_20_Text"><text:span text:style-name="T6">chgrp -R mysql .</text:span></text:span></text:p>
                </text:list-header>
              </text:list>
            </text:list-item>
          </text:list>
          <text:p text:style-name="P45"><text:soft-page-break/><text:span text:style-name="Source_20_Text"><text:span text:style-name="T6"/></text:span></text:p>
        </text:list-item>
        <text:list-item>
          <text:p text:style-name="P36">Create the MySQL data directory and initialize the grant tables: </text:p>
          <text:p text:style-name="P45"><text:span text:style-name="T6">On AIX: /usr/local/mysql/</text:span><text:span text:style-name="Source_20_Text"><text:span text:style-name="T6">scripts/mysql_install_db --user=mysql</text:span></text:span></text:p>
          <text:p text:style-name="P45"><text:span text:style-name="Source_20_Text"><text:span text:style-name="T6">On Linux: /usr/bin/mysql_install_db --user=mysql</text:span></text:span></text:p>
          <text:p text:style-name="P36"/>
        </text:list-item>
        <text:list-item>
          <text:p text:style-name="P36">Edit Server config file to run <text:s/>in ASCI-QUOTES mode ( required)</text:p>
          <text:p text:style-name="P31"><text:s text:c="8"/>On AIX:</text:p>
          <text:p text:style-name="P31"><text:s text:c="3"/><text:span text:style-name="T7"><text:s text:c="9"/>cp /usr/local/mysql/support-files/my-large.cnf <text:s/>/etc/my.cnf</text:span></text:p>
          <text:p text:style-name="P31"><text:span text:style-name="T7"><text:s text:c="8"/></text:span><text:span text:style-name="T8"><text:s/></text:span></text:p>
          <text:p text:style-name="P34"><text:s text:c="6"/><text:span text:style-name="T3"><text:s/>On Linux and AIX: <text:s/>edit /etc/my.cnf . </text:span></text:p>
          <text:p text:style-name="P34"><text:s text:c="13"/><text:span text:style-name="T3">under the # The MySQL server [mysqld] <text:s text:c="3"/>section</text:span></text:p>
          <text:p text:style-name="P31"><text:span text:style-name="T7"><text:s text:c="13"/></text:span><text:span text:style-name="T8">add the following line:</text:span><text:span text:style-name="T7"> <text:s text:c="6"/>sql_mode = ANSI_QUOTES </text:span></text:p>
          <text:p text:style-name="P45"><text:span text:style-name="Strong_20_Emphasis"><text:span text:style-name="T7"/></text:span></text:p>
        </text:list-item>
        <text:list-item>
          <text:p text:style-name="P36">On AIX:Update permissions for root to own database</text:p>
          <text:p text:style-name="P43">cd /usr/local/mysql</text:p>
          <text:p text:style-name="P45"><text:span text:style-name="Source_20_Text"><text:span text:style-name="T7">chown -R root .</text:span></text:span></text:p>
          <text:p text:style-name="P45"><text:span text:style-name="Strong_20_Emphasis"><text:span text:style-name="T7">chown -R mysql data</text:span></text:span></text:p>
          <text:p text:style-name="P36"/>
        </text:list-item>
        <text:list-item>
          <text:p text:style-name="P36">Start the MySQL server ( running as root must use the --user option):</text:p>
        </text:list-item>
      </text:list>
      <text:p text:style-name="P23"><text:s text:c="24"/></text:p>
      <text:p text:style-name="P23"><text:s text:c="25"/><text:span text:style-name="Source_20_Text"><text:span text:style-name="T6">On AIX:</text:span></text:span></text:p>
      <text:list xml:id="list31274075" text:continue-numbering="true" text:style-name="L2">
        <text:list-header>
          <text:p text:style-name="P45"><text:span text:style-name="T6">/usr/local/mysql/</text:span><text:span text:style-name="Source_20_Text"><text:span text:style-name="T6">bin/mysqld_safe --user=mysql &amp;</text:span></text:span></text:p>
          <text:p text:style-name="P45"><text:span text:style-name="Source_20_Text"><text:span text:style-name="T6">On Linux:</text:span></text:span></text:p>
          <text:p text:style-name="P45"><text:span text:style-name="Source_20_Text"><text:span text:style-name="T6">/usr/bin/mysqld_safe --user=mysql &amp; <text:s/>or</text:span></text:span></text:p>
          <text:p text:style-name="P45"><text:span text:style-name="Source_20_Text"><text:span text:style-name="T6">service mysqld start </text:span></text:span></text:p>
          <text:p text:style-name="P45"><text:span text:style-name="Source_20_Text"><text:span text:style-name="T6"/></text:span></text:p>
        </text:list-header>
      </text:list>
      <text:p text:style-name="P18"><text:span text:style-name="Source_20_Text"><text:span text:style-name="T6">Note: if you get errors such as :</text:span></text:span></text:p>
      <text:p text:style-name="P18"><text:span text:style-name="Source_20_Text"><text:span text:style-name="T6">/usr/local/mysql/bin/mysqld: Out of memory (Needed 219486208 bytes)<text:line-break/>/usr/local/mysql/bin/mysqld: Out of memory (Needed 164613120 bytes)<text:line-break/>/usr/local/mysql/bin/mysqld: Out of memory (Needed 123457536 bytes)<text:line-break/>/usr/local/mysql/bin/mysqld: Out of memory (Needed 92593152 bytes) </text:span></text:span></text:p>
      <text:p text:style-name="P18"><text:span text:style-name="Source_20_Text"><text:span text:style-name="T6"/></text:span></text:p>
      <text:p text:style-name="P18"><text:span text:style-name="Source_20_Text"><text:span text:style-name="T6">Run the command ulimit -a and check the setting for memory:</text:span></text:span></text:p>
      <text:p text:style-name="P18"><text:span text:style-name="Source_20_Text"><text:span text:style-name="T6">ulimit -a<text:line-break/>time(seconds) unlimited<text:line-break/>file(blocks) 2097151<text:line-break/>data(kbytes) 131072<text:line-break/>stack(kbytes) 32768<text:line-break/>memory(kbytes) 32768<text:line-break/>coredump(blocks) 2097151<text:line-break/>nofiles(descriptors) 2000<text:line-break/>threads(per process) unlimited </text:span></text:span></text:p>
      <text:p text:style-name="P18"><text:span text:style-name="Source_20_Text"><text:span text:style-name="T6"/></text:span></text:p>
      <text:p text:style-name="P18"><text:span text:style-name="Source_20_Text"><text:span text:style-name="T6">Change the ulimit memory setting to unlimited.</text:span></text:span></text:p>
      <text:list xml:id="list31285147" text:continue-numbering="true" text:style-name="L2">
        <text:list-header>
          <text:p text:style-name="P45"><text:span text:style-name="Source_20_Text"><text:span text:style-name="T6"/></text:span></text:p>
        </text:list-header>
        <text:list-item>
          <text:p text:style-name="P37"><text:soft-page-break/><text:span text:style-name="Source_20_Text">Setup MySQL to make sure it is started automatically on reboot of the Management Node</text:span></text:p>
          <text:p text:style-name="P37"><text:span text:style-name="Source_20_Text"><text:s text:c="2"/>On AIX:</text:span></text:p>
          <text:p text:style-name="P30"><text:span text:style-name="Source_20_Text"><text:s text:c="5"/>In the /etc/inittab, add the following line <text:s text:c="2"/>and make sure it is started before the restart of xcatd.</text:span></text:p>
          <text:p text:style-name="P37"><text:span text:style-name="Source_20_Text"/></text:p>
          <text:p text:style-name="P37"><text:span text:style-name="Source_20_Text">mysql:2:once:</text:span><text:span text:style-name="Source_20_Text"><text:span text:style-name="T6">/usr/local/mysql/bin/mysqld_safe --user=mysql &amp;</text:span></text:span></text:p>
          <text:p text:style-name="P37"><text:span text:style-name="Source_20_Text"><text:span text:style-name="T6"/></text:span></text:p>
        </text:list-item>
      </text:list>
      <text:p text:style-name="P22"><text:span text:style-name="Source_20_Text"><text:span text:style-name="T6"><text:s text:c="17"/>On Linux:</text:span></text:span></text:p>
      <text:p text:style-name="P22"><text:span text:style-name="Source_20_Text"><text:span text:style-name="T6"/></text:span></text:p>
      <text:p text:style-name="P22"><text:span text:style-name="Source_20_Text"><text:span text:style-name="T6"><text:s text:c="20"/>chkconfig mysqld on</text:span></text:span></text:p>
      <text:p text:style-name="P22"><text:span text:style-name="Source_20_Text"><text:span text:style-name="T6"><text:s text:c="20"/></text:span></text:span></text:p>
      <text:p text:style-name="P22"><text:span text:style-name="Source_20_Text"><text:span text:style-name="T6"/></text:span></text:p>
      <text:p text:style-name="P22"><text:span text:style-name="Source_20_Text"><text:span text:style-name="T6"/></text:span></text:p>
      <text:list xml:id="list31271109" text:continue-numbering="true" text:style-name="L2">
        <text:list-item>
          <text:p text:style-name="P37"><text:span text:style-name="Source_20_Text">Change Admin password</text:span></text:p>
          <text:p text:style-name="P37"><text:span text:style-name="Source_20_Text">ON AIX:</text:span></text:p>
          <text:p text:style-name="P37"><text:span text:style-name="Source_20_Text">/usr/local/mysql/bin/</text:span><text:span text:style-name="Source_20_Text">mysqladmin -u root password 'new-password'</text:span></text:p>
          <text:p text:style-name="P37"><text:span text:style-name="Source_20_Text">On Linux:</text:span></text:p>
          <text:p text:style-name="P37"><text:span text:style-name="Source_20_Text">/usr/bin/mysqladmin -u root password 'new-password'</text:span></text:p>
          <text:p text:style-name="P37"><text:span text:style-name="Source_20_Text"><text:span text:style-name="T5"/></text:span></text:p>
          <text:p text:style-name="P37"><text:span text:style-name="Source_20_Text"><text:span text:style-name="T5"/></text:span></text:p>
          <text:p text:style-name="P37"><text:span text:style-name="Source_20_Text"><text:span text:style-name="T5"/></text:span></text:p>
          <text:p text:style-name="P37"><text:span text:style-name="Source_20_Text"><text:span text:style-name="T5"/></text:span></text:p>
        </text:list-item>
        <text:list-item>
          <text:p text:style-name="P37"><text:span text:style-name="Source_20_Text"><text:span text:style-name="T5">If command fails, </text:span></text:span></text:p>
          <text:p text:style-name="P37"><text:span text:style-name="Source_20_Text">On AIX: check the /usr/local/mysql/data/mn20.err file. </text:span></text:p>
          <text:p text:style-name="P37"><text:span text:style-name="Source_20_Text">On Linux: check /var/log/mysqld.log</text:span></text:p>
          <text:p text:style-name="P37"><text:span text:style-name="Source_20_Text"><text:span text:style-name="T5"/></text:span></text:p>
          <text:p text:style-name="P37"><text:span text:style-name="Source_20_Text"><text:span text:style-name="T5"/></text:span></text:p>
          <text:p text:style-name="P37"><text:span text:style-name="Source_20_Text"><text:span text:style-name="T5"/></text:span></text:p>
        </text:list-item>
        <text:list-item>
          <text:p text:style-name="P37"><text:span text:style-name="Source_20_Text"><text:span text:style-name="T5">To stop MySQL server run the following command:</text:span></text:span></text:p>
          <text:p text:style-name="P37"><text:span text:style-name="Source_20_Text"><text:span text:style-name="T5"/></text:span></text:p>
          <text:p text:style-name="P37"><text:span text:style-name="Source_20_Text">On AIX: /usr/local/mysql/bin/mysqladmin -u root -p shutdown</text:span></text:p>
          <text:p text:style-name="P37"><text:span text:style-name="Source_20_Text">On Linux: /usr/bin/mysqladmin -u root -p shutdown</text:span></text:p>
        </text:list-item>
      </text:list>
      <text:p text:style-name="P22"><text:span text:style-name="Source_20_Text"><text:s text:c="16"/>or service mysqld stop</text:span></text:p>
      <text:list xml:id="list31296698" text:continue-numbering="true" text:style-name="L2">
        <text:list-header>
          <text:p text:style-name="P37"><text:span text:style-name="Source_20_Text"><text:span text:style-name="T5"/></text:span></text:p>
          <text:p text:style-name="P37"><text:span text:style-name="Source_20_Text"><text:span text:style-name="T5"/></text:span></text:p>
          <text:p text:style-name="P36"/>
        </text:list-header>
        <text:list-item>
          <text:p text:style-name="P36">Create the <text:span text:style-name="T2">xcatdb</text:span> database.</text:p>
          <text:p text:style-name="P42">On AIX: /usr/local/mysql/bin/mysql <text:s/>-u root -p</text:p>
          <text:p text:style-name="P42">On Linux: /usr/bin/mysql -u root -p</text:p>
          <text:p text:style-name="P42">Enter password: <text:s text:c="3"/></text:p>
          <text:p text:style-name="P42">mysql &gt; CREATE DATABASE xcatdb;</text:p>
          <text:p text:style-name="P42"><text:soft-page-break/></text:p>
        </text:list-item>
      </text:list>
      <text:p text:style-name="List_20_Continue"><text:s/></text:p>
      <text:list xml:id="list31293945" text:continue-numbering="true" text:style-name="L2">
        <text:list-header>
          <text:p text:style-name="P36"/>
        </text:list-header>
        <text:list-item>
          <text:p text:style-name="P36">Create the xcat admin id with password <text:s/>xcat201 and set permissions.</text:p>
        </text:list-item>
      </text:list>
      <text:p text:style-name="Text_20_body"><text:s text:c="25"/>On AIX:<text:span text:style-name="T2">/usr/local/mysql/bin/mysql <text:s/>-u root -p</text:span></text:p>
      <text:p text:style-name="P24"><text:s text:c="25"/>On Linux: /usr/bin/mysql -u root -p</text:p>
      <text:list xml:id="list31285397" text:continue-numbering="true" text:style-name="L2">
        <text:list-header>
          <text:p text:style-name="P31"><text:s text:c="13"/>Enter password: <text:s text:c="3"/></text:p>
        </text:list-header>
      </text:list>
      <text:p text:style-name="Text_20_body"><text:s text:c="24"/>mysql &gt; CREATE USER xcatadmin IDENTIFIED BY 'xcat201';</text:p>
      <text:p text:style-name="Text_20_body"><text:s text:c="24"/></text:p>
      <text:p text:style-name="Text_20_body"><text:s text:c="24"/>mysql &gt; GRANT ALL on xcatdb.* TO 'xcatadmin'@'mn20' IDENTIFIED BY 'xcat201';</text:p>
      <text:p text:style-name="Text_20_body"><text:s text:c="22"/>mysql &gt; GRANT ALL on xcatdb.* to 'xcatadmin'@'&lt;servicenode ip(s)&gt;' IDENTIFIED BY 'xcat201';</text:p>
      <text:p text:style-name="Text_20_body"><text:s text:c="20"/>Substitute your own admin id name and password and management <text:s text:c="10"/>node and service node ip address or name. </text:p>
      <text:list xml:id="list31286436" text:continue-numbering="true" text:style-name="L2">
        <text:list-item>
          <text:p text:style-name="P36">Check the user table.</text:p>
          <text:p text:style-name="P36"><text:s text:c="10"/>mysql &gt; SELECT host, user FROM mysql.user;</text:p>
          <text:p text:style-name="P36"/>
        </text:list-item>
        <text:list-item>
          <text:p text:style-name="P36"><text:s/>Check the defined databases.</text:p>
          <text:p text:style-name="P44">mysql &gt; SHOW DATABASES;</text:p>
          <text:p text:style-name="P44"/>
        </text:list-item>
        <text:list-item>
          <text:p text:style-name="P36">To run commands against the <text:span text:style-name="T2">xcatdb </text:span><text:span text:style-name="T4">database you can enter MySQL commands as follows:</text:span></text:p>
        </text:list-item>
      </text:list>
      <text:p text:style-name="P10">mysql &gt; use xcatdb;</text:p>
      <text:p text:style-name="P10">mysql &gt; SHOW TABLES;</text:p>
      <text:p text:style-name="P10">mysql &gt; DESCRIBE &lt;table name&gt;;</text:p>
      <text:p text:style-name="P10"/>
      <text:p text:style-name="P23"/>
      <text:p text:style-name="P19">To exit:</text:p>
      <text:p text:style-name="P10">mysql &gt; quit;</text:p>
      <text:h text:style-name="Heading_20_2" text:outline-level="2">Migrate xCAT data to MySQL</text:h>
      <text:p text:style-name="Standard"/>
      <text:p text:style-name="P22"/>
      <text:list xml:id="list31278958" text:style-name="L3">
        <text:list-item>
          <text:p text:style-name="P38">Back up <text:s/>your xCAT data. <text:s/>(This is required even if you have not added anything to your xCAT database yet. <text:s/>Required default entries were created when the xCAT RPMs were installed on the management node and they must be migrated to the new MySQL database.)</text:p>
          <text:p text:style-name="P46">mkdir -p ~/xcat-dbback</text:p>
          <text:p text:style-name="P46">dumpxCATdb -p ~/xcat-dbback</text:p>
          <text:p text:style-name="P38"/>
        </text:list-item>
        <text:list-item>
          <text:p text:style-name="P38">/etc/xcat/cfgloc should contain the following line, substituting your specific info. This points the xCAT database access code to the new database.</text:p>
          <text:p text:style-name="P46"><text:soft-page-break/>mysql:dbname=xcatdb;host=mn20|xcatadmin|xcat201</text:p>
          <text:p text:style-name="P46">Note: may need to use long hostname or ip address</text:p>
          <text:p text:style-name="P46"><text:s text:c="2"/>mysql:dbname=xcatdb;host=mn20.cluster.net|xcatadmin|xcat201 <text:s text:c="2"/></text:p>
          <text:p text:style-name="P38"/>
          <text:p text:style-name="P39"/>
          <text:p text:style-name="P38"/>
        </text:list-item>
        <text:list-item>
          <text:p text:style-name="P38">Restore your database to MySQL (bypass mode runs the command without xcatd):</text:p>
          <text:p text:style-name="P46">XCATBYPASS=1 restorexCATdb -p ~/xcat-dbback</text:p>
          <text:p text:style-name="P38"/>
        </text:list-item>
        <text:list-item>
          <text:p text:style-name="P38">Start the xcatd daemon using the MySQL database </text:p>
          <text:p text:style-name="P46"><text:span text:style-name="T4">On AIX: <text:s text:c="3"/></text:span>xcatstart <text:span text:style-name="T4"><text:line-break/>On Linux: <text:s/></text:span>service xcatd restart</text:p>
          <text:p text:style-name="P46"/>
          <text:p text:style-name="P39"/>
        </text:list-item>
      </text:list>
      <text:p text:style-name="P9"><text:s text:c="4"/></text:p>
      <text:p text:style-name="P9"/>
      <text:h text:style-name="P28" text:outline-level="2">Hierarchy</text:h>
      <text:p text:style-name="P6"/>
      <text:p text:style-name="P7">If running xCAT with Service Nodes, <text:s/>hierarchical mode, you will also have to install MySQL on the Service Nodes. <text:s text:c="3"/></text:p>
      <text:p text:style-name="P7"/>
      <text:p text:style-name="P7">For AIX, <text:s/>read the <text:a xlink:type="simple" xlink:href="https://xcat.svn.sourceforge.net/svnroot/xcat/xcat-core/trunk/xCAT-client/share/doc/xCAT2onAIXServiceNodes.pdf">xCAT2onAIXServiceNodes</text:a> document. <text:s text:c="3"/></text:p>
      <text:p text:style-name="P27">For Linux, read the <text:a xlink:type="simple" xlink:href="https://xcat.svn.sourceforge.net/svnroot/xcat/xcat-core/trunk/xCAT-client/share/doc/xCAT2advanced.pdf">xCAT2 Advanced Cookboo</text:a>k, section on Postgresql and just substitute MySQL as your database. </text:p>
      <text:p text:style-name="P27"/>
      <text:h text:style-name="Heading_20_2" text:outline-level="2">Add ODBC support</text:h>
      <text:p text:style-name="Standard"><text:s text:c="4"/>1. Install ODBC package and MySQL connector.</text:p>
      <text:p text:style-name="P15">On AIX:</text:p>
      <text:p text:style-name="P15"><text:s text:c="5"/>You'll need <text:s/>unixODBC and <text:span text:style-name="Source_20_Text"><text:span text:style-name="T5">mysql-connector-odbc packages.</text:span></text:span><text:span text:style-name="Source_20_Text"> B</text:span>oth of them are included in the xcat-deps.tar.gz file that was downloaded when setting up the xCAT management node. <text:s/></text:p>
      <text:p text:style-name="P15"/>
      <text:p text:style-name="P15">To install the packages use the following commands:</text:p>
      <text:p text:style-name="P15"/>
      <text:p text:style-name="P12">rpm -i mysql-connector-odbc-*</text:p>
      <text:p text:style-name="P12">rpm -i unixODBC-*</text:p>
      <text:p text:style-name="P16"/>
      <text:p text:style-name="P17">On Linux:</text:p>
      <text:p text:style-name="P17"><text:s text:c="4"/>These packages comes as part of the OS. <text:s/>Please make sure the following packages are installed on your management node. Please refer to chapter 2.2.18 of the <text:a xlink:type="simple" xlink:href="https://xcat.svn.sourceforge.net/svnroot/xcat/xcat-core/trunk/xCAT-client/share/doc/xCAT2top.pdf">xCAT Top Doc</text:a> for how to get packages from the distro.</text:p>
      <text:p text:style-name="P17"><text:s text:c="4"/>For RedHat and Fedora:</text:p>
      <text:p text:style-name="P11">unixODBC-*</text:p>
      <text:p text:style-name="P11">mysql-connector-odbc-*</text:p>
      <text:p text:style-name="P17"><text:soft-page-break/><text:s text:c="4"/>For SLES:</text:p>
      <text:p text:style-name="P11">unixODBC-*</text:p>
      <text:p text:style-name="P11">mysql-client-*</text:p>
      <text:p text:style-name="P11">libmysqlclient*</text:p>
      <text:p text:style-name="P11">MyODBC-unixODBC-*</text:p>
      <text:p text:style-name="P17"><text:s text:c="4"/>Please note that MyODBC-unixODBC rpm cab be found in SDK CD 1 for SLES 11. <text:s/></text:p>
      <text:p text:style-name="P17"><text:a xlink:type="simple" xlink:href="http://xcat.sourceforge.net/yum/xcat-dep/"/></text:p>
      <text:p text:style-name="Standard"><text:s text:c="4"/>2. Configure ODBC</text:p>
      <text:p text:style-name="P15"><text:s text:c="4"/>You need to make changes to <text:span text:style-name="T2">odbc.ini</text:span> and <text:span text:style-name="T2">odbcinst.ini</text:span> files so that ODBC works with xCAT database. These files come with unixODBC package and are located under /etc directory. (On SLES they are located under /etc/unixODBC directory). </text:p>
      <text:p text:style-name="P15"/>
      <text:p text:style-name="P15">First find the ODBC driver. For AIX, RH and Fedora:</text:p>
      <text:p text:style-name="P12">rpm -ql mysql-connector-odbc</text:p>
      <text:p text:style-name="P17">For SLES:</text:p>
      <text:p text:style-name="P12">rpm -ql MyODBC-unixODBC</text:p>
      <text:p text:style-name="P17">It will list the file names come for the MySQL connector. Pick the one that is called libmyodbc#.so as the driver and put it into odbcinst.ini file.</text:p>
      <text:p text:style-name="P17"/>
      <text:p text:style-name="P12">vi odbcinst.ini</text:p>
      <text:p text:style-name="P13">[MySQL]</text:p>
      <text:p text:style-name="P13">Description = ODBC for MySQL</text:p>
      <text:p text:style-name="P13">Driver <text:s text:c="5"/>= /usr/lib64/libmyodbc3.so</text:p>
      <text:p text:style-name="P15"/>
      <text:p text:style-name="P15">Next, configure the DSN for ODBC: </text:p>
      <text:p text:style-name="P12">vi odbc.ini</text:p>
      <text:p text:style-name="P13">[xCATDB]</text:p>
      <text:p text:style-name="P13">Driver <text:s text:c="2"/>= MySQL</text:p>
      <text:p text:style-name="P13">SERVER <text:s text:c="2"/>= mn20</text:p>
      <text:p text:style-name="P13">PORT <text:s text:c="4"/>= 3306</text:p>
      <text:p text:style-name="P13">DATABASE = xcatdb</text:p>
      <text:p text:style-name="P14"/>
      <text:p text:style-name="P8"><text:s text:c="5"/><text:span text:style-name="T4">3. Test ODBC</text:span></text:p>
      <text:p text:style-name="P20"><text:span text:style-name="T4"><text:s/></text:span>isql xCATDB xcatadmin xcat201</text:p>
      <text:p text:style-name="P20"><text:span text:style-name="T4">where </text:span>xcatadmin<text:span text:style-name="T4"> is the admin user id for </text:span>xcatdb<text:span text:style-name="T4"> database and </text:span>xcat201<text:span text:style-name="T4"> is it's password. <text:s/>The user id and password can be found in /etc/xcat/cfgloc file.</text:span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>
      <style:paragraph-properties fo:margin-left="0.25in" fo:margin-right="0in" fo:text-indent="0in" style:auto-text-indent="false"/>
      <style:text-properties fo:font-style="italic" style:font-style-asian="italic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15" style:display-name="Normal (Web)15" style:family="paragraph" style:parent-style-name="Standard">
      <style:paragraph-properties fo:margin-top="0.1665in" fo:margin-bottom="0.1665in" style:line-height-at-least="0.2083in"/>
      <style:text-properties fo:color="#000000" style:font-name="Verdana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List_20_Bullet" style:display-name="List Bullet" style:family="paragraph" style:parent-style-name="Standard" style:list-style-name="WW8Num9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Number_20_Code" style:display-name="List Number Code" style:family="paragraph" style:parent-style-name="List_20_Number" style:class="text">
      <style:text-properties style:font-name="Courier New1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>
        <style:tab-stops/>
      </style:paragraph-properties>
      <style:text-properties style:font-name="Courier New1"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 style:font-name-complex="Courier New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Times" fo:font-style="normal" fo:font-weight="bold" style:font-style-asian="normal" style:font-weight-asian="bold"/>
    </style:style>
    <style:style style:name="WW8Num24z0" style:family="text">
      <style:text-properties style:font-name="Wingdings"/>
    </style:style>
    <style:style style:name="WW8Num24z1" style:family="text">
      <style:text-properties style:font-name="Times New Roman" style:font-name-asian="Times New Roman" style:font-name-complex="Times New Roman"/>
    </style:style>
    <style:style style:name="WW8Num24z3" style:family="text">
      <style:text-properties style:font-name="Symbol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Times" fo:font-style="normal" fo:font-weight="bold" style:font-style-asian="normal" style:font-weight-asian="bold"/>
    </style:style>
    <style:style style:name="WW8Num32z1" style:family="text">
      <style:text-properties style:font-name="Wingdings" style:font-name-asian="Times New Roman" style:font-name-complex="Times New Roman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2z4" style:family="text">
      <style:text-properties style:font-name="Courier New" style:font-name-complex="Courier New"/>
    </style:style>
    <style:style style:name="WW8Num33z0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1" style:display-name=" Char1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2" style:display-name=" Char2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ob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notetitle" style:family="text" style:parent-style-name="Default_20_Paragraph_20_Font"/>
    <style:style style:name="var" style:family="text" style:parent-style-name="Default_20_Paragraph_20_Font"/>
    <style:style style:name="kwd" style:family="text" style:parent-style-name="Default_20_Paragraph_20_Font"/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Char" style:display-name="List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Number_20_Char" style:display-name="List Number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31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13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4.75in" text:min-label-width="0.25in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4z1" style:num-suffix="." text:bullet-char="-">
        <style:list-level-properties text:space-before="1.25in" text:min-label-width="0.25in"/>
        <style:text-properties style:font-name="Times New Roman"/>
      </text:list-level-style-bullet>
      <text:list-level-style-number text:level="3" style:num-suffix="." style:num-format="1">
        <style:list-level-properties text:space-before="1.75in" text:min-label-width="0.25in"/>
      </text:list-level-style-number>
      <text:list-level-style-bullet text:level="4" text:style-name="WW8Num2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4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4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4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4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5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5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5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7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7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7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space-before="0.9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4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9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4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9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4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9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4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9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text:style-name="WW8Num31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32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2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2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bullet text:level="1" text:style-name="WW8Num33z0" style:num-suffix="." text:bullet-char="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bullet text:level="3" text:style-name="WW8Num3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3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3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191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1917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XCAT 2.x MySQL Setup</dc:title>
    <meta:initial-creator>IBM_USER</meta:initial-creator>
    <meta:creation-date>2008-02-27T15:09:00</meta:creation-date>
    <dc:date>2009-06-05T11:17:43</dc:date>
    <meta:print-date>2008-06-30T12:21:55</meta:print-date>
    <meta:editing-cycles>276</meta:editing-cycles>
    <meta:editing-duration>PT120H25M51S</meta:editing-duration>
    <meta:document-statistic meta:table-count="0" meta:image-count="0" meta:object-count="0" meta:page-count="7" meta:paragraph-count="175" meta:word-count="1253" meta:character-count="8799"/>
    <meta:user-defined meta:name="Info 1"/>
    <meta:user-defined meta:name="Info 2"/>
    <meta:user-defined meta:name="Info 3"/>
    <meta:user-defined meta:name="Info 4"/>
  </office:meta>
</office:document-meta>
</file>